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9cm" table:align="margins"/>
    </style:style>
    <style:style style:name="Table1.A" style:family="table-column">
      <style:table-column-properties style:column-width="1.408cm" style:rel-column-width="798*"/>
    </style:style>
    <style:style style:name="Table1.B" style:family="table-column">
      <style:table-column-properties style:column-width="17.182cm" style:rel-column-width="974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59cm" table:align="margins"/>
    </style:style>
    <style:style style:name="Table2.A" style:family="table-column">
      <style:table-column-properties style:column-width="3.577cm" style:rel-column-width="2028*"/>
    </style:style>
    <style:style style:name="Table2.B" style:family="table-column">
      <style:table-column-properties style:column-width="8.816cm" style:rel-column-width="4998*"/>
    </style:style>
    <style:style style:name="Table2.C" style:family="table-column">
      <style:table-column-properties style:column-width="6.197cm" style:rel-column-width="3513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Паспорт формирования компетенции ОК-6 — Способность использовать общеправовые знания в различных сферах деятельности</text:h>
      <text:h text:style-name="Heading_20_2" text:outline-level="2">Принятая структура компетенции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Table_20_Heading">Бакалавр должен:</text:p>
            </table:table-cell>
          </table:table-row>
        </table:table-header-rows>
        <table:table-row>
          <table:table-cell table:style-name="Table1.A1" office:value-type="string">
            <text:p text:style-name="Table_20_Contents">Знать</text:p>
          </table:table-cell>
          <table:table-cell table:style-name="Table1.A1" office:value-type="string">
            <text:p text:style-name="Table_20_Contents">правовые основы учета и отчетности; цели, принципы и методы правового регулирования профессиональной деятельности; действующее законодательство РФ в сфере предпринимательства и торговли как его вида; формы государственного регулирования, контроля коммерческой деятельности и надзора за ней; роль, порядок составления и применения договоров в профессиональной деятельности; порядок правовой охраны собственности и правовой защиты интересов субъектов коммерческой деятельности; права, обязанности налогоплательщиков и налоговых органов; ответственность налогоплательщиков за нарушения налогового законодательства; нормативно-правовые основы таможенного дела</text:p>
          </table:table-cell>
        </table:table-row>
        <table:table-row>
          <table:table-cell table:style-name="Table1.A1" office:value-type="string">
            <text:p text:style-name="Table_20_Contents">Уметь</text:p>
          </table:table-cell>
          <table:table-cell table:style-name="Table1.A1" office:value-type="string">
            <text:p text:style-name="Table_20_Contents">находить нормы в нормативно-правовых актах; принимать решения по правовому обоснованию профессиональной деятельности, по коммерческим спорам; пользоваться нормативной информацией по основам коммерческой деятельности как части предпринимательской деятельности; контролировать соблюдение субъектами коммерции правовых норм и договорных соглашений; анализировать законодательство по налогам и сборам; применять нормы таможенного права; применять страховое законодательство; оценивать соответствие договоров требованиям законодательства</text:p>
          </table:table-cell>
        </table:table-row>
        <table:table-row>
          <table:table-cell table:style-name="Table1.A1" office:value-type="string">
            <text:p text:style-name="Table_20_Contents">Владеть</text:p>
          </table:table-cell>
          <table:table-cell table:style-name="Table1.A1" office:value-type="string">
            <text:p text:style-name="Table_20_Contents">документационным и информационным обеспечением коммерческой, маркетинговой, товароведной, логистической и рекламной деятельности организации; навыками составления и выполнения договоров, других нормативных документов; действующей нормативно-правовой базой в области профессиональной деятельности</text:p>
          </table:table-cell>
        </table:table-row>
      </table:table>
      <text:h text:style-name="Heading_20_2" text:outline-level="2">Планируемые уровни сформированности компетенции у выпускников ВУЗа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Уровни компетенции</text:p>
            </table:table-cell>
            <table:table-cell table:style-name="Table2.A1" office:value-type="string">
              <text:p text:style-name="Table_20_Heading">Содержательное описание уровня</text:p>
            </table:table-cell>
            <table:table-cell table:style-name="Table2.A1" office:value-type="string">
              <text:p text:style-name="Table_20_Heading">Основные признаки уровня</text:p>
            </table:table-cell>
          </table:table-row>
        </table:table-header-rows>
        <table:table-row>
          <table:table-cell table:style-name="Table2.A1" office:value-type="string">
            <text:p text:style-name="Table_20_Contents">Пороговый уровень</text:p>
          </table:table-cell>
          <table:table-cell table:style-name="Table2.A1" office:value-type="string">
            <text:p text:style-name="Table_20_Contents"><text:span text:style-name="T1">Знать</text:span>: правовые основы учета и отчетности; цели, принципы и методы правового регулирования профессиональной деятельности; действующее законодательство РФ в сфере предпринимательства и торговли как его вида; роль, порядок составления и применения договоров в профессиональной деятельности; права, обязанности налогоплательщиков и налоговых органов; ответственность налогоплательщиков за нарушения налогового законодательства; нормативно-правовые основы таможенного дела; <text:span text:style-name="T1">Уметь</text:span>: находить нормы в нормативно-правовых актах; <text:span text:style-name="T1">Владеть</text:span>: действующей нормативно-правовой базой в области профессиональной деятельности</text:p>
          </table:table-cell>
          <table:table-cell table:style-name="Table2.A1" office:value-type="string">
            <text:p text:style-name="Table_20_Contents"><text:span text:style-name="T1">Описывает</text:span>: действующее законодательство РФ в сфере предпринимательства и торговли как его вида; ответственность налогоплательщиков за нарушения налогового законодательства; <text:span text:style-name="T1">Перечисляет</text:span>: цели, принципы и методы правового регулирования профессиональной деятельности; права, обязанности налогоплательщиков и налоговых органов; <text:span text:style-name="T1">Показывает</text:span>: нормы в нормативно-правовых актах; <text:span text:style-name="T1">Представляет</text:span>: действующую нормативно-правовую базу в области профессиональной деятельности; <text:span text:style-name="T1">Сообщает</text:span>: правовые основы учета и отчетности; роль, порядок составления и применения договоров в профессиональной деятельности; нормативно-правовые основы таможенного дела</text:p>
          </table:table-cell>
        </table:table-row>
        <table:table-row>
          <table:table-cell table:style-name="Table2.A1" office:value-type="string">
            <text:p text:style-name="Table_20_Contents">Повышенный уровень</text:p>
          </table:table-cell>
          <table:table-cell table:style-name="Table2.A1" office:value-type="string">
            <text:p text:style-name="Table_20_Contents"><text:span text:style-name="T1">Знать</text:span>: формы государственного регулирования, контроля коммерческой деятельности и надзора за ней; порядок правовой охраны собственности и правовой защиты интересов субъектов коммерческой деятельности; <text:span text:style-name="T1">Уметь</text:span>: принимать решения по правовому обоснованию профессиональной деятельности, по коммерческим спорам; пользоваться нормативной информацией по основам коммерческой деятельности <text:soft-page-break/>как части предпринимательской деятельности; применять нормы таможенного права; применять страховое законодательство; <text:span text:style-name="T1">Владеть</text:span>: навыками составления и выполнения договоров, других нормативных документов</text:p>
          </table:table-cell>
          <table:table-cell table:style-name="Table2.A1" office:value-type="string">
            <text:p text:style-name="Table_20_Contents"><text:span text:style-name="T1">Использует</text:span>: нормативную информацию по коммерческой деятельности; <text:span text:style-name="T1">Классифицирует</text:span>: формы государственного регулирования, контроля коммерческой деятельности и надзора за ней; <text:span text:style-name="T1">Объясняет</text:span>: порядок правовой охраны собственности и правовой защиты <text:soft-page-break/>интересов субъектов коммерческой деятельности; <text:span text:style-name="T1">Применяет</text:span>: нормы таможенного права; страховое законодательство</text:p>
          </table:table-cell>
        </table:table-row>
        <table:table-row>
          <table:table-cell table:style-name="Table2.A1" office:value-type="string">
            <text:p text:style-name="Table_20_Contents">Продвинутый уровень</text:p>
          </table:table-cell>
          <table:table-cell table:style-name="Table2.A1" office:value-type="string">
            <text:p text:style-name="Table_20_Contents"><text:span text:style-name="T1">Уметь</text:span>: контролировать соблюдение субъектами коммерции правовых норм и договорных соглашений; анализировать законодательство по налогам и сборам; оценивать соответствие договоров требованиям законодательства; <text:span text:style-name="T1">Владеть</text:span>: документационным и информационным обеспечением коммерческой, маркетинговой, товароведной, логистической и рекламной деятельности организации</text:p>
          </table:table-cell>
          <table:table-cell table:style-name="Table2.A1" office:value-type="string">
            <text:p text:style-name="Table_20_Contents"><text:span text:style-name="T1">Анализирует</text:span>: законодательство по налогам и сборам; <text:span text:style-name="T1">Оценивает</text:span>: соблюдение субъектами коммерции правовых норм и договорных соглашений; соответствие договоров требованиям законодательства; <text:span text:style-name="T1">Разрабатывает</text:span>: решения по правовому обоснованию профессиональной деятельности, по коммерческим спорам; проекты договоров и других нормативных документов; <text:span text:style-name="T1">Систематизирует</text:span>: документационное и информационное обеспечение коммерческой, маркетинговой, товароведной, логистической и рекламной деятельности организац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1cm" fo:margin-bottom="2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meta:generator>LibreOffice/5.1.6.2$Linux_X86_64 LibreOffice_project/10m0$Build-2</meta:generator>
    <dc:date>2017-03-10T14:10:27.458990730</dc:date>
    <meta:editing-duration>PT6M10S</meta:editing-duration>
    <meta:editing-cycles>3</meta:editing-cycles>
    <meta:document-statistic meta:table-count="2" meta:image-count="0" meta:object-count="0" meta:page-count="2" meta:paragraph-count="23" meta:word-count="498" meta:character-count="4877" meta:non-whitespace-character-count="4400"/>
  </office:meta>
</office:document-meta>
</file>